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Reader.setDocType( String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Reader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Reader.read( IController controller , URI requestURI , final AbstractSourceNode sourceNode , AbstractMatcher matc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